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3"/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2-21_01-25-55_000.jpg</text:p>
          </table:table-cell>
          <table:table-cell table:style-name="ce19" office:value-type="string">
            <text:p>:m #*# RES / JVEMV6 64#140-4 / 『鎌倉下知状』 著者=~,校注=~ / p.~ / w=一御代～訴訟也,topic=~,other=~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2-21_03-03-36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2-21_03-03-44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2-21_08-01-55_000.jpg</text:p>
          </table:table-cell>
          <table:table-cell table:style-name="ce19" office:value-type="string">
            <text:p>:m :PHOTO 起きた時刻 / 2021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2-21_08-16-35_000.jpg</text:p>
          </table:table-cell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2-21_12-26-29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2-21_14-37-27_000.jpg</text:p>
          </table:table-cell>
          <table:table-cell table:style-name="ce19" office:value-type="string">
            <text:p>:m RES 1*2 / free# JVEMV6 68#_134:1 / 68. theoretical-physics(tp) / w=~,topics=複素微分(eman),other=calc+;theorem+:正則関数に実数を加えたもの。正則,s=~,i=~,doc=r-7-10~1#6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2-21_14-37-58_000.jpg</text:p>
          </table:table-cell>
          <table:table-cell table:style-name="ce19" office:value-type="string">
            <text:p>:m RES 2*2 / free# JVEMV6 68#_134:1 / 68. theoretical-physics(tp) / w=~,topics=複素微分(eman),other=q+:正則関数に、複素数を加えたもの。正則か;calc+,s=~,i=~,doc=r-7-10~1#6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2-21_15-27-19_000.jpg</text:p>
          </table:table-cell>
          <table:table-cell table:style-name="ce19" office:value-type="string">
            <text:p>:m #*# RES / JVEMV6 64#140-4 / 『鎌倉下知状』 著者=~,校注=~ / p.~ / w=以前～此上者,topic=~,other=~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1-12-21_21-16-05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2-20_23-13-03_000.mp4</text:p>
          </table:table-cell>
          <table:table-cell table:style-name="ce9" office:value-type="string">
            <text:p>:VIDEO / @自室 / 記録 / recorder,rc / 演奏、play / R=1 / todays-melody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1-12-20_23-14-23_000.mp4</text:p>
          </table:table-cell>
          <table:table-cell table:style-name="ce9" office:value-type="string">
            <text:p>:VIDEO / @自室 / 記録 / recorder,rc / 演奏、play / R=2 / todays-melody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1-12-20_23-18-06_000.mp4</text:p>
          </table:table-cell>
          <table:table-cell table:style-name="ce9" office:value-type="string">
            <text:p>:VIDEO / @自室 / 記録 / recorder,rc / 演奏、play / R=3 / todays-melody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 table:number-rows-repeated="4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28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21"/>
          <table:table-cell table:style-name="ce38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6">
          <table:table-cell table:style-name="ce4"/>
          <table:table-cell table:style-name="ce5"/>
          <table:table-cell table:style-name="ce21"/>
          <table:table-cell table:style-name="ce38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12" office:value-type="string">
            <text:p>:m :PHOTO 寝た時刻 / 2021</text:p>
          </table:table-cell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 office:value-type="string">
            <text:p>:m :PHOTO 起きた時刻 / 2021</text:p>
          </table:table-cell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21" office:value-type="string">
            <text:p>:m :PHOTO 起きた時刻（夜中） / 2021</text:p>
          </table:table-cell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2">2021/12/22</text:date>, <text:time>00:39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2-22T00:39:35.62</dc:date>
    <dc:creator>iwabuchi ken</dc:creator>
    <meta:editing-duration>P41DT5H52M29S</meta:editing-duration>
    <meta:editing-cycles>14056</meta:editing-cycles>
    <meta:document-statistic meta:table-count="1" meta:cell-count="281" meta:object-count="0"/>
    <meta:user-defined meta:name="qrichtext">1</meta:user-defined>
  </office:meta>
</office:document-meta>
</file>